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43FCA36CA94AEA753D.png" manifest:media-type="image/png"/>
  <manifest:file-entry manifest:full-path="Pictures/10000201000000C7000000501D1A812F4DF27FC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Calibri2" svg:font-family="Calibri" style:font-family-generic="swiss" style:font-pitch="variable"/>
    <style:font-face style:name="Carlito" svg:font-family="Carlito"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office:font-face-decls>
  <office:automatic-styles>
    <style:style style:name="FilConducteur" style:family="table">
      <style:table-properties style:width="17.013cm" fo:margin-left="0cm" table:align="left"/>
    </style:style>
    <style:style style:name="FilConducteur.A" style:family="table-column">
      <style:table-column-properties style:column-width="4.101cm"/>
    </style:style>
    <style:style style:name="FilConducteur.B" style:family="table-column">
      <style:table-column-properties style:column-width="9.287cm"/>
    </style:style>
    <style:style style:name="FilConducteur.C" style:family="table-column">
      <style:table-column-properties style:column-width="3.625cm"/>
    </style:style>
    <style:style style:name="FilConducteur.A1" style:family="table-cell">
      <style:table-cell-properties fo:padding="0.097cm" fo:border-left="0.05pt solid #000000" fo:border-right="none" fo:border-top="0.05pt solid #000000" fo:border-bottom="0.05pt solid #000000"/>
    </style:style>
    <style:style style:name="FilConducteur.C1" style:family="table-cell">
      <style:table-cell-properties fo:padding="0.097cm" fo:border="0.05pt solid #000000"/>
    </style:style>
    <style:style style:name="FilConducteur.A2" style:family="table-cell">
      <style:table-cell-properties fo:padding="0.097cm" fo:border-left="0.05pt solid #000000" fo:border-right="none" fo:border-top="none" fo:border-bottom="0.05pt solid #000000"/>
    </style:style>
    <style:style style:name="FilConducteur.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0pt" fo:language="fr" fo:country="FR" style:font-name-asian="Calibri3" style:font-size-asian="10pt" style:font-name-complex="Calibri3" style:font-size-complex="10pt"/>
    </style:style>
    <style:style style:name="P2" style:family="paragraph" style:parent-style-name="Standard">
      <style:paragraph-properties fo:text-align="justify" style:justify-single-word="false"/>
      <style:text-properties fo:font-variant="normal" fo:text-transform="none" style:use-window-font-color="true" style:font-name="Calibri2" fo:font-size="11pt" fo:letter-spacing="normal" fo:language="fr" fo:country="FR" fo:font-style="normal" fo:font-weight="normal" officeooo:paragraph-rsid="0011604c" style:font-name-asian="Calibri3" style:font-size-asian="11pt" style:font-name-complex="Calibri3" style:font-size-complex="11pt"/>
    </style:style>
    <style:style style:name="P3" style:family="paragraph" style:parent-style-name="Standard">
      <style:paragraph-properties fo:text-align="justify" style:justify-single-word="false"/>
      <style:text-properties fo:font-variant="normal" fo:text-transform="none" style:use-window-font-color="true" style:font-name="Calibri2" fo:font-size="11pt" fo:letter-spacing="normal" fo:language="fr" fo:country="FR" fo:font-style="normal" fo:font-weight="normal" officeooo:rsid="001319b2" officeooo:paragraph-rsid="001319b2" style:font-name-asian="Calibri3" style:font-size-asian="11pt" style:font-name-complex="Calibri3" style:font-size-complex="11pt"/>
    </style:style>
    <style:style style:name="P4" style:family="paragraph" style:parent-style-name="Standard">
      <style:paragraph-properties fo:text-align="justify" style:justify-single-word="false"/>
      <style:text-properties fo:font-variant="normal" fo:text-transform="none" style:use-window-font-color="true" style:font-name="Calibri2" fo:font-size="11pt" fo:letter-spacing="normal" fo:language="fr" fo:country="FR" fo:font-style="normal" fo:font-weight="normal" officeooo:paragraph-rsid="0011604c" style:font-size-asian="11pt" style:font-size-complex="11pt"/>
    </style:style>
    <style:style style:name="P5" style:family="paragraph" style:parent-style-name="Standard">
      <style:paragraph-properties fo:text-align="justify" style:justify-single-word="false"/>
      <style:text-properties fo:font-variant="normal" fo:text-transform="none" style:use-window-font-color="true" style:font-name="Calibri2" fo:font-size="11pt" fo:letter-spacing="normal" fo:font-style="normal" fo:font-weight="normal" officeooo:paragraph-rsid="0011604c" style:font-size-asian="11pt" style:font-size-complex="11pt"/>
    </style:style>
    <style:style style:name="P6" style:family="paragraph" style:parent-style-name="Standard">
      <style:paragraph-properties fo:text-align="justify" style:justify-single-word="false"/>
      <style:text-properties fo:font-variant="normal" fo:text-transform="none" style:use-window-font-color="true" style:font-name="Calibri2" fo:font-size="11pt" fo:letter-spacing="normal" fo:font-style="normal" fo:font-weight="normal" officeooo:paragraph-rsid="001319b2" style:font-size-asian="11pt" style:font-size-complex="11pt"/>
    </style:style>
    <style:style style:name="P7" style:family="paragraph" style:parent-style-name="Standard">
      <style:paragraph-properties fo:text-align="justify" style:justify-single-word="false"/>
      <style:text-properties fo:font-variant="normal" fo:text-transform="none" style:use-window-font-color="true" style:font-name="Calibri2" fo:font-size="11pt" fo:letter-spacing="normal" fo:font-style="normal" fo:font-weight="normal" officeooo:rsid="0016c8fb" officeooo:paragraph-rsid="00177e0e" style:font-size-asian="11pt" style:font-size-complex="11pt"/>
    </style:style>
    <style:style style:name="P8" style:family="paragraph" style:parent-style-name="Standard">
      <style:paragraph-properties fo:text-align="justify" style:justify-single-word="false"/>
      <style:text-properties fo:font-variant="normal" fo:text-transform="none" style:use-window-font-color="true" style:font-name="Calibri2" fo:font-size="11pt" fo:letter-spacing="normal" fo:font-style="normal" fo:font-weight="normal" officeooo:rsid="00177e0e" officeooo:paragraph-rsid="00177e0e" style:font-size-asian="11pt" style:font-size-complex="11pt"/>
    </style:style>
    <style:style style:name="P9" style:family="paragraph" style:parent-style-name="Standard">
      <style:paragraph-properties fo:text-align="justify" style:justify-single-word="false"/>
      <style:text-properties fo:font-variant="normal" fo:text-transform="none" style:use-window-font-color="true" style:font-name="Calibri2" fo:font-size="11pt" fo:letter-spacing="normal" fo:font-style="italic" fo:font-weight="normal" officeooo:paragraph-rsid="001319b2" style:font-size-asian="11pt" style:font-style-asian="italic" style:font-size-complex="11pt" style:font-style-complex="italic"/>
    </style:style>
    <style:style style:name="P10" style:family="paragraph" style:parent-style-name="Standard">
      <style:paragraph-properties fo:text-align="justify" style:justify-single-word="false"/>
      <style:text-properties style:use-window-font-color="true" style:font-name="Calibri2" fo:font-size="11pt" fo:language="fr" fo:country="FR" officeooo:paragraph-rsid="0011604c" style:font-size-asian="11pt" style:font-size-complex="11pt"/>
    </style:style>
    <style:style style:name="P11" style:family="paragraph" style:parent-style-name="Standard">
      <style:paragraph-properties fo:margin-top="0cm" fo:margin-bottom="0cm" loext:contextual-spacing="false" fo:text-align="center" style:justify-single-word="false"/>
      <style:text-properties style:font-name="Calibri" fo:font-size="10pt" fo:language="fr" fo:country="FR" officeooo:paragraph-rsid="000eb645" style:font-name-asian="Calibri3" style:font-size-asian="10pt" style:font-name-complex="Calibri3" style:font-size-complex="10pt"/>
    </style:style>
    <style:style style:name="P12" style:family="paragraph" style:parent-style-name="Standard">
      <style:paragraph-properties fo:margin-top="0cm" fo:margin-bottom="0cm" loext:contextual-spacing="false" fo:text-align="justify" style:justify-single-word="false"/>
      <style:text-properties style:font-name="Calibri" fo:font-size="18pt" fo:language="fr" fo:country="FR" fo:font-weight="bold" officeooo:paragraph-rsid="00079619" style:font-name-asian="Calibri3" style:font-size-asian="18pt" style:font-weight-asian="bold" style:font-name-complex="Calibri3" style:font-size-complex="18pt"/>
    </style:style>
    <style:style style:name="P13" style:family="paragraph" style:parent-style-name="Standard">
      <style:paragraph-properties fo:margin-top="0cm" fo:margin-bottom="0cm" loext:contextual-spacing="false" fo:text-align="center" style:justify-single-word="false"/>
      <style:text-properties style:font-name="Calibri" fo:font-size="14pt" fo:language="fr" fo:country="FR" fo:font-weight="normal" officeooo:rsid="000f04b5" officeooo:paragraph-rsid="000f04b5" style:font-name-asian="Calibri3" style:font-size-asian="12.25pt" style:font-weight-asian="normal" style:font-name-complex="Calibri3" style:font-size-complex="14pt" style:font-weight-complex="normal"/>
    </style:style>
    <style:style style:name="P14" style:family="paragraph" style:parent-style-name="Standard">
      <style:paragraph-properties fo:margin-top="0cm" fo:margin-bottom="0cm" loext:contextual-spacing="false" fo:text-align="justify" style:justify-single-word="false"/>
      <style:text-properties style:font-name="Calibri" fo:font-size="11pt" fo:language="fr" fo:country="FR" fo:font-weight="normal" officeooo:rsid="000eb645" officeooo:paragraph-rsid="000eb645" style:font-name-asian="Calibri3" style:font-size-asian="9.60000038146973pt" style:font-weight-asian="normal" style:font-name-complex="Calibri3" style:font-size-complex="11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Calibri" fo:font-size="11pt" fo:language="fr" fo:country="FR" fo:font-weight="normal" officeooo:rsid="000f04b5" officeooo:paragraph-rsid="000f04b5" style:font-name-asian="Calibri3" style:font-size-asian="9.60000038146973pt" style:font-weight-asian="normal" style:font-name-complex="Calibri3" style:font-size-complex="11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Calibri" fo:font-size="11pt" fo:language="fr" fo:country="FR" fo:font-weight="normal" officeooo:rsid="0010c9bd" officeooo:paragraph-rsid="0010c9bd" style:font-name-asian="Calibri3" style:font-size-asian="9.60000038146973pt" style:font-weight-asian="normal" style:font-name-complex="Calibri3" style:font-size-complex="11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Calibri" fo:font-size="11pt" fo:language="fr" fo:country="FR" fo:font-weight="normal" officeooo:rsid="00124fc4" officeooo:paragraph-rsid="00124fc4" style:font-name-asian="Calibri3" style:font-size-asian="9.60000038146973pt" style:font-weight-asian="normal" style:font-name-complex="Calibri3" style:font-size-complex="11pt" style:font-weight-complex="normal"/>
    </style:style>
    <style:style style:name="P18" style:family="paragraph" style:parent-style-name="Standard">
      <style:paragraph-properties fo:margin-top="0cm" fo:margin-bottom="0cm" loext:contextual-spacing="false"/>
      <style:text-properties fo:language="fr" fo:country="FR" officeooo:paragraph-rsid="000eb645"/>
    </style:style>
    <style:style style:name="P19" style:family="paragraph" style:parent-style-name="Standard">
      <style:paragraph-properties fo:margin-top="0cm" fo:margin-bottom="0cm" loext:contextual-spacing="false" fo:text-align="center" style:justify-single-word="false"/>
      <style:text-properties fo:language="fr" fo:country="FR"/>
    </style:style>
    <style:style style:name="P20" style:family="paragraph" style:parent-style-name="Standard" style:master-page-name="Standard">
      <style:paragraph-properties fo:margin-top="0cm" fo:margin-bottom="0cm" loext:contextual-spacing="false" fo:text-align="justify" style:justify-single-word="false" style:page-number="1" fo:padding="0.074cm" fo:border-left="none" fo:border-right="none" fo:border-top="none" fo:border-bottom="0.06pt solid #000000" style:join-border="false"/>
      <style:text-properties style:font-name="Calibri1" fo:font-size="18pt" fo:language="fr" fo:country="FR" fo:font-weight="bold" officeooo:rsid="000eb645" officeooo:paragraph-rsid="000eb645" style:font-name-asian="Calibri3" style:font-size-asian="18pt" style:font-weight-asian="bold" style:font-name-complex="Calibri3" style:font-size-complex="18pt"/>
    </style:style>
    <style:style style:name="P21" style:family="paragraph" style:parent-style-name="Table_20_Contents">
      <style:paragraph-properties fo:text-align="justify" style:justify-single-word="false"/>
      <style:text-properties style:font-name="Calibri" fo:font-size="11pt" fo:language="fr" fo:country="FR" officeooo:rsid="0010c9bd" officeooo:paragraph-rsid="0010c9bd" style:font-name-asian="Calibri3" style:font-size-asian="9.60000038146973pt" style:font-name-complex="Calibri3" style:font-size-complex="11pt"/>
    </style:style>
    <style:style style:name="P22" style:family="paragraph" style:parent-style-name="Table_20_Contents">
      <style:paragraph-properties fo:text-align="justify" style:justify-single-word="false"/>
      <style:text-properties style:font-name="Calibri" fo:font-size="11pt" fo:language="fr" fo:country="FR" officeooo:rsid="0011604c" officeooo:paragraph-rsid="0011604c" style:font-name-asian="Calibri3" style:font-size-asian="9.60000038146973pt" style:font-name-complex="Calibri3" style:font-size-complex="11pt"/>
    </style:style>
    <style:style style:name="P23" style:family="paragraph" style:parent-style-name="Table_20_Contents">
      <style:paragraph-properties fo:text-align="justify" style:justify-single-word="false"/>
      <style:text-properties style:font-name="Calibri" fo:font-size="11pt" fo:language="fr" fo:country="FR" style:font-name-asian="Calibri3" style:font-size-asian="9.60000038146973pt" style:font-name-complex="Calibri3" style:font-size-complex="11pt"/>
    </style:style>
    <style:style style:name="P24" style:family="paragraph" style:parent-style-name="Table_20_Contents">
      <style:paragraph-properties fo:text-align="justify" style:justify-single-word="false"/>
      <style:text-properties style:font-name="Calibri" fo:font-size="11pt" fo:language="fr" fo:country="FR" officeooo:rsid="001319b2" officeooo:paragraph-rsid="001319b2" style:font-name-asian="Calibri3" style:font-size-asian="9.60000038146973pt" style:font-name-complex="Calibri3" style:font-size-complex="11pt"/>
    </style:style>
    <style:style style:name="P25" style:family="paragraph" style:parent-style-name="Table_20_Contents">
      <style:paragraph-properties fo:text-align="justify" style:justify-single-word="false"/>
      <style:text-properties style:font-name="Calibri" fo:font-size="14pt" fo:language="fr" fo:country="FR" officeooo:rsid="0010c9bd" officeooo:paragraph-rsid="0010c9bd" style:font-name-asian="Calibri3" style:font-size-asian="12.25pt" style:font-name-complex="Calibri3" style:font-size-complex="14pt"/>
    </style:style>
    <style:style style:name="P26" style:family="paragraph" style:parent-style-name="Table_20_Contents">
      <style:paragraph-properties fo:text-align="justify" style:justify-single-word="false"/>
      <style:text-properties style:font-name="Calibri" fo:font-size="14pt" fo:language="fr" fo:country="FR" officeooo:rsid="0010c9bd" officeooo:paragraph-rsid="0010c9bd" style:font-name-asian="Calibri3" style:font-size-asian="14pt" style:font-name-complex="Calibri3" style:font-size-complex="14pt"/>
    </style:style>
    <style:style style:name="T1" style:family="text">
      <style:text-properties style:font-name="Calibri" fo:font-size="10pt" style:font-name-asian="Calibri3" style:font-size-asian="10pt" style:font-name-complex="Calibri3" style:font-size-complex="10pt"/>
    </style:style>
    <style:style style:name="T2" style:family="text">
      <style:text-properties style:font-name="Calibri" fo:font-size="10pt" officeooo:rsid="000ac907" style:font-name-asian="Calibri3" style:font-size-asian="10pt" style:font-name-complex="Calibri3" style:font-size-complex="10pt"/>
    </style:style>
    <style:style style:name="T3" style:family="text">
      <style:text-properties style:font-name="Calibri" fo:font-size="9pt" style:font-name-asian="Calibri3" style:font-size-asian="9pt" style:font-name-complex="Calibri3" style:font-size-complex="9pt"/>
    </style:style>
    <style:style style:name="T4" style:family="text">
      <style:text-properties fo:font-size="9pt" style:font-size-asian="9pt" style:font-size-complex="9pt"/>
    </style:style>
    <style:style style:name="T5" style:family="text">
      <style:text-properties officeooo:rsid="000ac907"/>
    </style:style>
    <style:style style:name="T6" style:family="text">
      <style:text-properties officeooo:rsid="0010c9bd"/>
    </style:style>
    <style:style style:name="T7" style:family="text">
      <style:text-properties officeooo:rsid="0011604c"/>
    </style:style>
    <style:style style:name="T8" style:family="text">
      <style:text-properties fo:font-variant="normal" fo:text-transform="none" fo:letter-spacing="normal" fo:font-style="normal" fo:font-weight="normal"/>
    </style:style>
    <style:style style:name="T9" style:family="text">
      <style:text-properties fo:language="en" fo:country="US"/>
    </style:style>
    <style:style style:name="T10" style:family="text">
      <style:text-properties officeooo:rsid="001319b2"/>
    </style:style>
    <style:style style:name="T11" style:family="text">
      <style:text-properties officeooo:rsid="0014e6fd"/>
    </style:style>
    <style:style style:name="T12" style:family="text">
      <style:text-properties officeooo:rsid="0016c8fb"/>
    </style:style>
    <style:style style:name="T13" style:family="text">
      <style:text-properties officeooo:rsid="00177e0e"/>
    </style:style>
    <style:style style:name="T14" style:family="text">
      <style:text-properties officeooo:rsid="00181183"/>
    </style:style>
    <style:style style:name="T15" style:family="text">
      <style:text-properties officeooo:rsid="0018dcc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pte rendu de la réunion de lancement</text:p>
      <text:p text:style-name="P12"/>
      <text:p text:style-name="P13">Compte rendu de la réunion de lancement du projet de création d’un client SNMP sous Android, tenue dans les locaux de l’entreprise TMM Groupe (Guilherand grange, 07500), le jeudi 20 octobre 2016 à 15h00.</text:p>
      <text:p text:style-name="P13"/>
      <text:p text:style-name="P15">Sont présents :<text:tab/><text:tab/>MM.<text:tab/><text:span text:style-name="T6">Serge MASSOT (Directeur technique chez TMM)</text:span></text:p>
      <text:p text:style-name="P15"><text:tab/><text:tab/><text:tab/><text:tab/><text:span text:style-name="T6">Florian GEORGES (Notre interlocuteur technique chez TMM)</text:span></text:p>
      <text:p text:style-name="P15"><text:tab/><text:tab/><text:tab/><text:tab/><text:span text:style-name="T6">Valentin LEFEUVRE</text:span></text:p>
      <text:p text:style-name="P15"><text:tab/><text:tab/><text:tab/><text:tab/><text:span text:style-name="T6">Julien HENRION</text:span></text:p>
      <text:p text:style-name="P15"><text:tab/><text:tab/><text:tab/><text:tab/><text:span text:style-name="T6">Dylan FAYANT</text:span></text:p>
      <text:p text:style-name="P15"><text:tab/><text:tab/><text:tab/><text:tab/><text:span text:style-name="T6">Simon FOEX</text:span></text:p>
      <text:p text:style-name="P16">Est excusé :<text:tab/><text:tab/>M. <text:tab/>Damien GENTHIAL</text:p>
      <text:p text:style-name="P16"/>
      <text:p text:style-name="P17">La réunion de lancement avait pour but de présenter le contexte du projet (entreprise cliente, les produits sur lesquels nous allons travailler…) ainsi que le projet en lui-même (contexte de l’application, acteurs, besoins, cadre technique). </text:p>
      <text:p text:style-name="P16"/>
      <table:table table:name="FilConducteur" table:style-name="FilConducteur">
        <table:table-column table:style-name="FilConducteur.A"/>
        <table:table-column table:style-name="FilConducteur.B"/>
        <table:table-column table:style-name="FilConducteur.C"/>
        <table:table-row>
          <table:table-cell table:style-name="FilConducteur.A1" office:value-type="string">
            <text:p text:style-name="P25">Ordre du jour</text:p>
          </table:table-cell>
          <table:table-cell table:style-name="FilConducteur.A1" office:value-type="string">
            <text:p text:style-name="P26">Résumé des discussions</text:p>
          </table:table-cell>
          <table:table-cell table:style-name="FilConducteur.C1" office:value-type="string">
            <text:p text:style-name="P26">Suite à donner - délai</text:p>
          </table:table-cell>
        </table:table-row>
        <table:table-row>
          <table:table-cell table:style-name="FilConducteur.A2" office:value-type="string">
            <text:p text:style-name="P22">1 – Présentation de l’entreprise</text:p>
          </table:table-cell>
          <table:table-cell table:style-name="FilConducteur.A2" office:value-type="string">
            <text:p text:style-name="P10">TMM groupe est basé en <text:span text:style-name="T7">Ardèche</text:span> et possède des locaux à Lyon, Paris, Bruxelles, Genève et <text:span text:style-name="T8">Bensheim.</text:span></text:p>
            <text:p text:style-name="P2">Il crée des solution<text:span text:style-name="T14">s</text:span> d'accompagnement et de divertissement pour les patients dans le milieu hospitalier. </text:p>
            <text:p text:style-name="P2"/>
            <text:p text:style-name="P4">Il <text:span text:style-name="T7">existe </text:span>plusieurs types de produits:</text:p>
            <text:p text:style-name="P4">- <text:span text:style-name="T9">Hospitality</text:span>, une suite de solutions de divertissement <text:span text:style-name="T10">et de taxation</text:span></text:p>
            <text:p text:style-name="P4">- Une suite de solution<text:span text:style-name="T7">s</text:span> <text:span text:style-name="T7">médico-sociales</text:span> comme un réseau social pour connecter la famille au patient et à ses soign<text:span text:style-name="T14">ants</text:span>.</text:p>
            <text:p text:style-name="P2">- Une suite de solution<text:span text:style-name="T7">s</text:span> de <text:span text:style-name="T7">télé -suivi</text:span> médical.</text:p>
            <text:p text:style-name="P2"/>
            <text:p text:style-name="P5"><text:span text:style-name="T14">Le groupe travaille </text:span>souvent en <text:span text:style-name="T7">partenariat</text:span> avec des spécialistes du secteur pour le <text:span text:style-name="T7">développement</text:span>, le déploiement et la maintenance de leur<text:span text:style-name="T10">s</text:span> solutions et <text:span text:style-name="T7">œuvrent</text:span> pour une communication rapide mais précise avec les clients.</text:p>
            <text:p text:style-name="P5"/>
          </table:table-cell>
          <table:table-cell table:style-name="FilConducteur.C2" office:value-type="string">
            <text:p text:style-name="P23"/>
          </table:table-cell>
        </table:table-row>
        <text:soft-page-break/>
        <table:table-row>
          <table:table-cell table:style-name="FilConducteur.A2" office:value-type="string">
            <text:p text:style-name="P22">2 – Présentation du projet</text:p>
          </table:table-cell>
          <table:table-cell table:style-name="FilConducteur.A2" office:value-type="string">
            <text:p text:style-name="P7">Les étudiants se sont présentés tour à tour.</text:p>
            <text:p text:style-name="P7"><text:span text:style-name="T13">Ils ont présenté les différentes dates clés du projet :</text:span></text:p>
            <text:p text:style-name="P7">- <text:span text:style-name="T13">Ce qui a déjà été effectué</text:span></text:p>
            <text:p text:style-name="P7">- <text:span text:style-name="T13">Les différents livrables attendus pendant les deux semestres</text:span></text:p>
            <text:p text:style-name="P7">- <text:span text:style-name="T13">La structure du projet (</text:span>l’organisation conceptuelle au premier semestre <text:span text:style-name="T14">puis</text:span> concrète au second semestre)</text:p>
            <text:p text:style-name="P7"/>
            <text:p text:style-name="P7">M.MASSOT a demandé à être tenu informé (mis en copie dans les mails) de chaque étape du projet. </text:p>
            <text:p text:style-name="P6"/>
            <text:p text:style-name="P6">Le projet consiste <text:span text:style-name="T10">au </text:span>développement d'un client SNMP Android sous forme de service <text:span text:style-name="T10">installé sur les dispositifs contrôlés par les logiciels de la marque. Le service recueillera et transmettra au serveur central, via le protocole SNMP, des rapports de dysfonctionnement à propos du client (processeur qui surchauffe, RAM pleine, vérifier si l’utilisateur est toujours sur l’application TMM, vérifier si les différentes applications n’ont pas planté…).</text:span></text:p>
            <text:p text:style-name="P6"/>
            <text:p text:style-name="P6">L'<text:span text:style-name="T11">utilité pour l’entreprise serait de pouvoir suivre l’état du parc utilisant son logiciel et de savoir, avant que le patient s’en rende compte, quand un matériel ne fonctionne pas correctement afin d’intervenir rapidement et de comprendre la raison du dysfonctionnement. </text:span></text:p>
            <text:p text:style-name="P6"/>
            <text:p text:style-name="P8">Les étudiants devront <text:span text:style-name="T15">réaliser un </text:span>benchmar<text:span text:style-name="T15">k</text:span> le projet en choisissant la meilleure approche : partir des librairies en C <text:s/>et rendre l’application compatible <text:span text:style-name="T14">à</text:span> toutes les architectures du parc o<text:span text:style-name="T14">u</text:span> développer eux-même les librairies en java qui devront être économes en ressources. Ils devront se renseigner sur le fonctionnement du protocole SNMP et réfléchir aux alertes que l’application devra remonter.</text:p>
          </table:table-cell>
          <table:table-cell table:style-name="FilConducteur.C2" office:value-type="string">
            <text:p text:style-name="P23"/>
          </table:table-cell>
        </table:table-row>
        <table:table-row>
          <table:table-cell table:style-name="FilConducteur.A2" office:value-type="string">
            <text:p text:style-name="P22">3 – Présentation des produits sur lesquels nous allons travailler</text:p>
          </table:table-cell>
          <table:table-cell table:style-name="FilConducteur.A2" office:value-type="string">
            <text:p text:style-name="P24">M. MASSOT nous a montré les différents produits sur lesquels l’application devra fonctionner <text:span text:style-name="T12">(principalement des terminaux tactiles et des box télé Android)</text:span>. Il nous <text:span text:style-name="T12">a </text:span>averti que nous n’avons pas les accès ROOT sur toutes les machines et qu’elle<text:span text:style-name="T14">s</text:span> ne disposent pas toutes de la même architecture. </text:p>
            <text:p text:style-name="P24"/>
            <text:p text:style-name="P24">Les différentes machines sur lesquelles l’application devra fonctionner : </text:p>
            <text:p text:style-name="P9"><text:soft-page-break/>ViewSonic:</text:p>
            <text:p text:style-name="P6"><text:tab/>VSD224</text:p>
            <text:p text:style-name="P9">Samsung:</text:p>
            <text:p text:style-name="P6"><text:tab/>SM-T580NZKAXEF</text:p>
            <text:p text:style-name="P9">Geniatech:</text:p>
            <text:p text:style-name="P6"><text:tab/>atv1200</text:p>
            <text:p text:style-name="P6"><text:tab/>atv1800</text:p>
            <text:p text:style-name="P9">Arbor:</text:p>
            <text:p text:style-name="P6"><text:tab/>M1860</text:p>
            <text:p text:style-name="P6"><text:tab/>M1012_9</text:p>
            <text:p text:style-name="P6"><text:tab/>M1014</text:p>
            <text:p text:style-name="P3"><text:tab/>M1861</text:p>
          </table:table-cell>
          <table:table-cell table:style-name="FilConducteur.C2" office:value-type="string">
            <text:p text:style-name="P23"/>
          </table:table-cell>
        </table:table-row>
        <table:table-row>
          <table:table-cell table:style-name="FilConducteur.A2" office:value-type="string">
            <text:p text:style-name="P21">X – Prochaine réunion et informations complémentaires</text:p>
          </table:table-cell>
          <table:table-cell table:style-name="FilConducteur.A2" office:value-type="string">
            <text:p text:style-name="P21">M. MASSOT nous invite à le contacter dès que le besoin s’en ressentira afin de prendre rendez-vous pour des questions techniques ou emprunter du matériel. </text:p>
          </table:table-cell>
          <table:table-cell table:style-name="FilConducteur.C2" office:value-type="string">
            <text:p text:style-name="P23"/>
          </table:table-cell>
        </table:table-row>
        <table:table-row>
          <table:table-cell table:style-name="FilConducteur.A2" office:value-type="string">
            <text:p text:style-name="P21">X – Clôture de la séance</text:p>
          </table:table-cell>
          <table:table-cell table:style-name="FilConducteur.A2" office:value-type="string">
            <text:p text:style-name="P21">La séance est levée à 16h.</text:p>
          </table:table-cell>
          <table:table-cell table:style-name="FilConducteur.C2" office:value-type="string">
            <text:p text:style-name="P23"/>
          </table:table-cell>
        </table:table-row>
      </table:table>
      <text:p text:style-name="P1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Calibri2" svg:font-family="Calibri" style:font-family-generic="swiss" style:font-pitch="variable"/>
    <style:font-face style:name="Carlito" svg:font-family="Carlito"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3" svg:font-family="Calib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auto-update="true"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font-name="Calibri" fo:font-family="Calibri" style:font-family-generic="roman" style:font-pitch="variable"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0pt" fo:language="fr" fo:country="FR" style:font-name-asian="Calibri3" style:font-size-asian="10pt" style:font-name-complex="Calibri3" style:font-size-complex="10pt"/>
    </style:style>
    <style:style style:name="MP2" style:family="paragraph" style:parent-style-name="Standard">
      <style:paragraph-properties fo:margin-top="0cm" fo:margin-bottom="0cm" loext:contextual-spacing="false"/>
      <style:text-properties fo:language="fr" fo:country="FR" officeooo:paragraph-rsid="000eb645"/>
    </style:style>
    <style:style style:name="MP3" style:family="paragraph" style:parent-style-name="Standard">
      <style:paragraph-properties fo:margin-top="0cm" fo:margin-bottom="0cm" loext:contextual-spacing="false" fo:text-align="center" style:justify-single-word="false"/>
      <style:text-properties style:font-name="Calibri" fo:font-size="10pt" fo:language="fr" fo:country="FR" officeooo:paragraph-rsid="000eb645" style:font-name-asian="Calibri3" style:font-size-asian="10pt" style:font-name-complex="Calibri3" style:font-size-complex="10pt"/>
    </style:style>
    <style:style style:name="MP4" style:family="paragraph" style:parent-style-name="Standard">
      <style:paragraph-properties fo:margin-top="0cm" fo:margin-bottom="0cm" loext:contextual-spacing="false" fo:text-align="center" style:justify-single-word="false"/>
      <style:text-properties fo:language="fr" fo:country="FR"/>
    </style:style>
    <style:style style:name="MT1" style:family="text">
      <style:text-properties fo:font-size="9pt" style:font-size-asian="9pt" style:font-size-complex="9pt"/>
    </style:style>
    <style:style style:name="MT2" style:family="text">
      <style:text-properties style:font-name="Calibri" fo:font-size="9pt" style:font-name-asian="Calibri3" style:font-size-asian="9pt" style:font-name-complex="Calibri3" style:font-size-complex="9pt"/>
    </style:style>
    <style:style style:name="MT3" style:family="text">
      <style:text-properties style:font-name="Calibri" fo:font-size="10pt" style:font-name-asian="Calibri3" style:font-size-asian="10pt" style:font-name-complex="Calibri3" style:font-size-complex="10pt"/>
    </style:style>
    <style:style style:name="MT4" style:family="text">
      <style:text-properties officeooo:rsid="000ac907"/>
    </style:style>
    <style:style style:name="MT5" style:family="text">
      <style:text-properties style:font-name="Calibri" fo:font-size="10pt" officeooo:rsid="000ac907" style:font-name-asian="Calibri3" style:font-size-asian="10pt" style:font-name-complex="Calibri3" style:font-size-complex="10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998cm" fo:margin-right="1.998cm" fo:background-color="#ffffff"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header-footer-properties fo:min-height="0.728cm" fo:margin-left="0cm" fo:margin-right="0cm" fo:margin-top="0.628cm" style:dynamic-spacing="true"/>
      </style:footer-style>
    </style:page-layout>
  </office:automatic-styles>
  <office:master-styles>
    <style:master-page style:name="Standard" style:page-layout-name="Mpm1">
      <style:header>
        <text:p text:style-name="MP1"><draw:frame draw:style-name="Mfr1" draw:name="Image2" text:anchor-type="paragraph" svg:x="0.305cm" svg:y="-0.66cm" svg:width="3.824cm" svg:height="1.538cm" draw:z-index="5"><draw:image xlink:href="Pictures/10000201000000C7000000501D1A812F4DF27FCA.png" xlink:type="simple" xlink:show="embed" xlink:actuate="onLoad"/></draw:frame><draw:frame draw:style-name="Mfr2" draw:name="Image1" text:anchor-type="paragraph" svg:x="14.058cm" svg:y="-0.589cm" svg:width="2.422cm" svg:height="1.462cm" draw:z-index="2"><draw:image xlink:href="Pictures/100000000000006F00000043FCA36CA94AEA753D.png" xlink:type="simple" xlink:show="embed" xlink:actuate="onLoad"/></draw:frame>Département Informatique</text:p>
      </style:header>
      <style:footer>
        <text:p text:style-name="MP2"><text:span text:style-name="MT1"><text:s/><text:tab/><text:tab/></text:span><text:span text:style-name="MT2"><text:tab/></text:span><text:span text:style-name="MT3"><text:tab/><text:tab/><text:tab/><text:tab/><text:tab/><text:tab/><text:tab/><text:tab/> <text:s text:c="12"/></text:span></text:p>
        <text:p text:style-name="MP3">Auteur : <text:span text:style-name="MT4">Simon FOEX</text:span><text:tab/><text:tab/><text:tab/><text:tab/>IUT Valence <text:tab/><text:tab/> <text:s text:c="10"/><text:span text:style-name="MT4">P</text:span>rojets tutorés 2016-17</text:p>
        <text:p text:style-name="MP4"><text:span text:style-name="MT3"><text:s text:c="5"/>mis à jour le : 2</text:span><text:span text:style-name="MT5">3</text:span><text:span text:style-name="MT3">/10/2016<text:tab/><text:tab/><text:tab/> <text:s text:c="4"/>Version 2.0<text:tab/><text:tab/> <text:s text:c="12"/>P7 - Client SNMP Android<text:tab/><text:tab/><text:tab/><text:tab/><text:tab/><text:tab/><text:tab/><text:tab/><text:tab/><text:tab/><text:tab/><text:tab/> <text:s text:c="9"/></text:span><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0-23T16:13:38.152483266</dc:date>
    <meta:editing-duration>PT13M6S</meta:editing-duration>
    <meta:editing-cycles>4</meta:editing-cycles>
    <meta:document-statistic meta:table-count="1" meta:image-count="2" meta:object-count="0" meta:page-count="3" meta:paragraph-count="54" meta:word-count="613" meta:character-count="4068" meta:non-whitespace-character-count="3376"/>
  </office:meta>
</office:document-meta>
</file>